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8b7b2" officeooo:paragraph-rsid="0018b7b2"/>
    </style:style>
    <style:style style:name="P2" style:family="paragraph" style:parent-style-name="Preformatted_20_Text">
      <style:text-properties fo:font-weight="bold" officeooo:rsid="0018b7b2" officeooo:paragraph-rsid="0018b7b2" style:font-weight-asian="bold" style:font-weight-complex="bold"/>
    </style:style>
    <style:style style:name="P3" style:family="paragraph" style:parent-style-name="Preformatted_20_Text">
      <style:text-properties officeooo:rsid="00197b48" officeooo:paragraph-rsid="00197b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Face Recognition : </text:p>
      <text:p text:style-name="P1">(Training File : trained_knn_model.clf inside controllers folder) </text:p>
      <text:p text:style-name="P1"/>
      <text:p text:style-name="P1">Libraries Required : </text:p>
      <text:p text:style-name="P1">1. math</text:p>
      <text:p text:style-name="P1">2. sklearn - 0.20.0</text:p>
      <text:p text:style-name="P1">3. os</text:p>
      <text:p text:style-name="P1">4. os.path</text:p>
      <text:p text:style-name="P1">5. pickle</text:p>
      <text:p text:style-name="P1">6. PIL - 5.3.0</text:p>
      <text:p text:style-name="P1">7. face_recognition - 1.2.3</text:p>
      <text:p text:style-name="P1"/>
      <text:p text:style-name="P2">2.OCR : </text:p>
      <text:p text:style-name="P1">(tessdata folder inside controllers folder)</text:p>
      <text:p text:style-name="P1"/>
      <text:p text:style-name="P1">Libraries Required : </text:p>
      <text:p text:style-name="P1">1. sys</text:p>
      <text:p text:style-name="P1">2. os</text:p>
      <text:p text:style-name="P1">3. re - 2.2.1</text:p>
      <text:p text:style-name="P1">4. cv2 - 3.4.3</text:p>
      <text:p text:style-name="P3">5. jamspell </text:p>
      <text:p text:style-name="P1"/>
      <text:p text:style-name="P2">3.Emotion :</text:p>
      <text:p text:style-name="P1">(data.pkl, emotion_detector.pkl in the main Folder where trial.py is present)</text:p>
      <text:p text:style-name="P1"/>
      <text:p text:style-name="P1">Libraries Required : </text:p>
      <text:p text:style-name="P1">1. decorating - 0.6.1</text:p>
      <text:p text:style-name="P1">2. numpy - 1.15.4</text:p>
      <text:p text:style-name="P1">3. argparse </text:p>
      <text:p text:style-name="P1">4. cv2</text:p>
      <text:p text:style-name="P1">5. dlib - 19.16.0</text:p>
      <text:p text:style-name="P1">6. imutils - 0.5.1</text:p>
      <text:p text:style-name="P1">7. math </text:p>
      <text:p text:style-name="P1">8. sklearn</text:p>
      <text:p text:style-name="P1"/>
      <text:p text:style-name="P1"/>
      <text:p text:style-name="P2">4.Flask :</text:p>
      <text:p text:style-name="P1">1. flask - 1.0.2</text:p>
      <text:p text:style-name="P1">2. werkzeug - 0.14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17:44:46.581706069</dc:date>
    <meta:editing-duration>PT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06" meta:character-count="584" meta:non-whitespace-character-count="501"/>
  </office:meta>
</office:document-meta>
</file>